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2.096cm"/>
    </style:style>
    <style:style style:name="co4" style:family="table-column">
      <style:table-column-properties fo:break-before="auto" style:column-width="4.2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TRUE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column table:style-name="co4" table:default-cell-style-name="ce3"/>
        <table:table-row table:style-name="ro1" table:number-rows-repeated="4"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Participant Name:</text:p>
          </table:table-cell>
          <table:covered-table-cell table:number-columns-repeated="2" table:style-name="ce1"/>
          <table:covered-table-cell/>
          <table:table-cell table:style-name="ce7" office:value-type="string" calcext:value-type="string" table:number-columns-spanned="2" table:number-rows-spanned="1">
            <text:p>Kieran</text:p>
          </table:table-cell>
          <table:covered-table-cell table:style-name="Default"/>
        </table:table-row>
        <table:table-row table:style-name="ro1">
          <table:table-cell/>
          <table:table-cell table:style-name="ce2" office:value-type="string" calcext:value-type="string">
            <text:p>Match Number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Winner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Score Gain Per Second</text:p>
          </table:table-cell>
        </table:table-row>
        <table:table-row table:style-name="ro1"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4093" calcext:value-type="float">
            <text:p>4093</text:p>
          </table:table-cell>
          <table:table-cell table:style-name="ce3" office:value-type="float" office:value="79" calcext:value-type="float">
            <text:p>79</text:p>
          </table:table-cell>
          <table:table-cell table:formula="of:=SUM([.E7]/[.F7])" office:value-type="float" office:value="51.8101265822785" calcext:value-type="float">
            <text:p>51.8101265822785</text:p>
          </table:table-cell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4008" calcext:value-type="float">
            <text:p>4008</text:p>
          </table:table-cell>
          <table:table-cell table:style-name="ce3" office:value-type="float" office:value="192" calcext:value-type="float">
            <text:p>192</text:p>
          </table:table-cell>
          <table:table-cell table:formula="of:=SUM([.E8]/[.F8])" office:value-type="float" office:value="20.875" calcext:value-type="float">
            <text:p>20.875</text:p>
          </table:table-cell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2127" calcext:value-type="float">
            <text:p>2127</text:p>
          </table:table-cell>
          <table:table-cell table:style-name="ce3" office:value-type="float" office:value="79" calcext:value-type="float">
            <text:p>79</text:p>
          </table:table-cell>
          <table:table-cell table:formula="of:=SUM([.E9]/[.F9])" office:value-type="float" office:value="26.9240506329114" calcext:value-type="float">
            <text:p>26.9240506329114</text:p>
          </table:table-cell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2981" calcext:value-type="float">
            <text:p>2981</text:p>
          </table:table-cell>
          <table:table-cell table:style-name="ce3" office:value-type="float" office:value="138" calcext:value-type="float">
            <text:p>138</text:p>
          </table:table-cell>
          <table:table-cell table:formula="of:=SUM([.E10]/[.F10])" office:value-type="float" office:value="21.6014492753623" calcext:value-type="float">
            <text:p>21.6014492753623</text:p>
          </table:table-cell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3190" calcext:value-type="float">
            <text:p>3190</text:p>
          </table:table-cell>
          <table:table-cell table:style-name="ce3" office:value-type="float" office:value="89" calcext:value-type="float">
            <text:p>89</text:p>
          </table:table-cell>
          <table:table-cell table:formula="of:=SUM([.E11]/[.F11])" office:value-type="float" office:value="35.8426966292135" calcext:value-type="float">
            <text:p>35.8426966292135</text:p>
          </table:table-cell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5497" calcext:value-type="float">
            <text:p>5497</text:p>
          </table:table-cell>
          <table:table-cell table:style-name="ce3" office:value-type="float" office:value="168" calcext:value-type="float">
            <text:p>168</text:p>
          </table:table-cell>
          <table:table-cell table:formula="of:=SUM([.E12]/[.F12])" office:value-type="float" office:value="32.7202380952381" calcext:value-type="float">
            <text:p>32.7202380952381</text:p>
          </table:table-cell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2700" calcext:value-type="float">
            <text:p>2700</text:p>
          </table:table-cell>
          <table:table-cell table:style-name="ce3" office:value-type="float" office:value="80" calcext:value-type="float">
            <text:p>80</text:p>
          </table:table-cell>
          <table:table-cell table:formula="of:=SUM([.E13]/[.F13])" office:value-type="float" office:value="33.75" calcext:value-type="float">
            <text:p>33.75</text:p>
          </table:table-cell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3009" calcext:value-type="float">
            <text:p>3009</text:p>
          </table:table-cell>
          <table:table-cell table:style-name="ce3" office:value-type="float" office:value="87" calcext:value-type="float">
            <text:p>87</text:p>
          </table:table-cell>
          <table:table-cell table:formula="of:=SUM([.E14]/[.F14])" office:value-type="float" office:value="34.5862068965517" calcext:value-type="float">
            <text:p>34.5862068965517</text:p>
          </table:table-cell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3666" calcext:value-type="float">
            <text:p>3666</text:p>
          </table:table-cell>
          <table:table-cell table:style-name="ce3" office:value-type="float" office:value="93" calcext:value-type="float">
            <text:p>93</text:p>
          </table:table-cell>
          <table:table-cell table:formula="of:=SUM([.E15]/[.F15])" office:value-type="float" office:value="39.4193548387097" calcext:value-type="float">
            <text:p>39.4193548387097</text:p>
          </table:table-cell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6160" calcext:value-type="float">
            <text:p>6160</text:p>
          </table:table-cell>
          <table:table-cell table:style-name="ce3" office:value-type="float" office:value="107" calcext:value-type="float">
            <text:p>107</text:p>
          </table:table-cell>
          <table:table-cell table:formula="of:=SUM([.E16]/[.F16])" office:value-type="float" office:value="57.5700934579439" calcext:value-type="float">
            <text:p>57.5700934579439</text:p>
          </table:table-cell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3085" calcext:value-type="float">
            <text:p>3085</text:p>
          </table:table-cell>
          <table:table-cell table:style-name="ce3" office:value-type="float" office:value="80" calcext:value-type="float">
            <text:p>80</text:p>
          </table:table-cell>
          <table:table-cell table:formula="of:=SUM([.E17]/[.F17])" office:value-type="float" office:value="38.5625" calcext:value-type="float">
            <text:p>38.5625</text:p>
          </table:table-cell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72" calcext:value-type="float">
            <text:p>72</text:p>
          </table:table-cell>
          <table:table-cell table:formula="of:=SUM([.E18]/[.F18])" office:value-type="float" office:value="8.30555555555556" calcext:value-type="float">
            <text:p>8.30555555555556</text:p>
          </table:table-cell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4919" calcext:value-type="float">
            <text:p>4919</text:p>
          </table:table-cell>
          <table:table-cell table:style-name="ce3" office:value-type="float" office:value="162" calcext:value-type="float">
            <text:p>162</text:p>
          </table:table-cell>
          <table:table-cell table:formula="of:=SUM([.E19]/[.F19])" office:value-type="float" office:value="30.3641975308642" calcext:value-type="float">
            <text:p>30.3641975308642</text:p>
          </table:table-cell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6303" calcext:value-type="float">
            <text:p>6303</text:p>
          </table:table-cell>
          <table:table-cell table:style-name="ce3" office:value-type="float" office:value="183" calcext:value-type="float">
            <text:p>183</text:p>
          </table:table-cell>
          <table:table-cell table:formula="of:=SUM([.E20]/[.F20])" office:value-type="float" office:value="34.4426229508197" calcext:value-type="float">
            <text:p>34.4426229508197</text:p>
          </table:table-cell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1301" calcext:value-type="float">
            <text:p>1301</text:p>
          </table:table-cell>
          <table:table-cell table:style-name="ce3" office:value-type="float" office:value="95" calcext:value-type="float">
            <text:p>95</text:p>
          </table:table-cell>
          <table:table-cell table:formula="of:=SUM([.E21]/[.F21])" office:value-type="float" office:value="13.6947368421053" calcext:value-type="float">
            <text:p>13.6947368421053</text:p>
          </table:table-cell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4777" calcext:value-type="float">
            <text:p>4777</text:p>
          </table:table-cell>
          <table:table-cell table:style-name="ce3" office:value-type="float" office:value="132" calcext:value-type="float">
            <text:p>132</text:p>
          </table:table-cell>
          <table:table-cell table:formula="of:=SUM([.E22]/[.F22])" office:value-type="float" office:value="36.1893939393939" calcext:value-type="float">
            <text:p>36.1893939393939</text:p>
          </table:table-cell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2341" calcext:value-type="float">
            <text:p>2341</text:p>
          </table:table-cell>
          <table:table-cell table:style-name="ce3" office:value-type="float" office:value="136" calcext:value-type="float">
            <text:p>136</text:p>
          </table:table-cell>
          <table:table-cell table:formula="of:=SUM([.E23]/[.F23])" office:value-type="float" office:value="17.2132352941176" calcext:value-type="float">
            <text:p>17.2132352941176</text:p>
          </table:table-cell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1298" calcext:value-type="float">
            <text:p>1298</text:p>
          </table:table-cell>
          <table:table-cell table:style-name="ce3" office:value-type="float" office:value="110" calcext:value-type="float">
            <text:p>110</text:p>
          </table:table-cell>
          <table:table-cell table:formula="of:=SUM([.E24]/[.F24])" office:value-type="float" office:value="11.8" calcext:value-type="float">
            <text:p>11.8</text:p>
          </table:table-cell>
        </table:table-row>
        <table:table-row table:style-name="ro1">
          <table:table-cell/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2690" calcext:value-type="float">
            <text:p>2690</text:p>
          </table:table-cell>
          <table:table-cell table:style-name="ce3" office:value-type="float" office:value="119" calcext:value-type="float">
            <text:p>119</text:p>
          </table:table-cell>
          <table:table-cell table:formula="of:=SUM([.E25]/[.F25])" office:value-type="float" office:value="22.6050420168067" calcext:value-type="float">
            <text:p>22.6050420168067</text:p>
          </table:table-cell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5471" calcext:value-type="float">
            <text:p>5471</text:p>
          </table:table-cell>
          <table:table-cell table:style-name="ce3" office:value-type="float" office:value="126" calcext:value-type="float">
            <text:p>126</text:p>
          </table:table-cell>
          <table:table-cell table:formula="of:=SUM([.E26]/[.F26])" office:value-type="float" office:value="43.4206349206349" calcext:value-type="float">
            <text:p>43.4206349206349</text:p>
          </table:table-cell>
        </table:table-row>
        <table:table-row table:style-name="ro1">
          <table:table-cell/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3879" calcext:value-type="float">
            <text:p>3879</text:p>
          </table:table-cell>
          <table:table-cell table:style-name="ce3" office:value-type="float" office:value="134" calcext:value-type="float">
            <text:p>134</text:p>
          </table:table-cell>
          <table:table-cell table:formula="of:=SUM([.E27]/[.F27])" office:value-type="float" office:value="28.9477611940298" calcext:value-type="float">
            <text:p>28.9477611940298</text:p>
          </table:table-cell>
        </table:table-row>
        <table:table-row table:style-name="ro1">
          <table:table-cell/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1258" calcext:value-type="float">
            <text:p>1258</text:p>
          </table:table-cell>
          <table:table-cell table:style-name="ce3" office:value-type="float" office:value="70" calcext:value-type="float">
            <text:p>70</text:p>
          </table:table-cell>
          <table:table-cell table:formula="of:=SUM([.E28]/[.F28])" office:value-type="float" office:value="17.9714285714286" calcext:value-type="float">
            <text:p>17.9714285714286</text:p>
          </table:table-cell>
        </table:table-row>
        <table:table-row table:style-name="ro1">
          <table:table-cell/>
          <table:table-cell table:style-name="ce3" office:value-type="float" office:value="23" calcext:value-type="float">
            <text:p>23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1106" calcext:value-type="float">
            <text:p>1106</text:p>
          </table:table-cell>
          <table:table-cell table:style-name="ce3" office:value-type="float" office:value="75" calcext:value-type="float">
            <text:p>75</text:p>
          </table:table-cell>
          <table:table-cell table:formula="of:=SUM([.E29]/[.F29])" office:value-type="float" office:value="14.7466666666667" calcext:value-type="float">
            <text:p>14.7466666666667</text:p>
          </table:table-cell>
        </table:table-row>
        <table:table-row table:style-name="ro1">
          <table:table-cell/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60" calcext:value-type="float">
            <text:p>60</text:p>
          </table:table-cell>
          <table:table-cell table:formula="of:=SUM([.E30]/[.F30])" office:value-type="float" office:value="7.31666666666667" calcext:value-type="float">
            <text:p>7.31666666666667</text:p>
          </table:table-cell>
        </table:table-row>
        <table:table-row table:style-name="ro1">
          <table:table-cell/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3394" calcext:value-type="float">
            <text:p>3394</text:p>
          </table:table-cell>
          <table:table-cell table:style-name="ce3" office:value-type="float" office:value="60" calcext:value-type="float">
            <text:p>60</text:p>
          </table:table-cell>
          <table:table-cell table:formula="of:=SUM([.E31]/[.F31])" office:value-type="float" office:value="56.5666666666667" calcext:value-type="float">
            <text:p>56.5666666666667</text:p>
          </table:table-cell>
        </table:table-row>
        <table:table-row table:style-name="ro1">
          <table:table-cell/>
          <table:table-cell table:style-name="ce3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9" calcext:value-type="float">
            <text:p>49</text:p>
          </table:table-cell>
          <table:table-cell table:formula="of:=SUM([.E32]/[.F32])" office:value-type="float" office:value="2.85714285714286" calcext:value-type="float">
            <text:p>2.85714285714286</text:p>
          </table:table-cell>
        </table:table-row>
        <table:table-row table:style-name="ro1">
          <table:table-cell/>
          <table:table-cell table:style-name="ce3" office:value-type="float" office:value="27" calcext:value-type="float">
            <text:p>27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1782" calcext:value-type="float">
            <text:p>1782</text:p>
          </table:table-cell>
          <table:table-cell table:style-name="ce3" office:value-type="float" office:value="68" calcext:value-type="float">
            <text:p>68</text:p>
          </table:table-cell>
          <table:table-cell table:formula="of:=SUM([.E33]/[.F33])" office:value-type="float" office:value="26.2058823529412" calcext:value-type="float">
            <text:p>26.2058823529412</text:p>
          </table:table-cell>
        </table:table-row>
        <table:table-row table:style-name="ro1">
          <table:table-cell/>
          <table:table-cell table:style-name="ce3" office:value-type="float" office:value="28" calcext:value-type="float">
            <text:p>28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3329" calcext:value-type="float">
            <text:p>3329</text:p>
          </table:table-cell>
          <table:table-cell table:style-name="ce8" office:value-type="float" office:value="111" calcext:value-type="float">
            <text:p>111</text:p>
          </table:table-cell>
          <table:table-cell table:formula="of:=SUM([.E34]/[.F34])" office:value-type="float" office:value="29.990990990991" calcext:value-type="float">
            <text:p>29.990990990991</text:p>
          </table:table-cell>
        </table:table-row>
        <table:table-row table:style-name="ro1">
          <table:table-cell/>
          <table:table-cell table:style-name="ce3" office:value-type="float" office:value="29" calcext:value-type="float">
            <text:p>29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5465" calcext:value-type="float">
            <text:p>5465</text:p>
          </table:table-cell>
          <table:table-cell table:style-name="ce8" office:value-type="float" office:value="122" calcext:value-type="float">
            <text:p>122</text:p>
          </table:table-cell>
          <table:table-cell table:formula="of:=SUM([.E35]/[.F35])" office:value-type="float" office:value="44.7950819672131" calcext:value-type="float">
            <text:p>44.7950819672131</text:p>
          </table:table-cell>
        </table:table-row>
        <table:table-row table:style-name="ro1"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5167" calcext:value-type="float">
            <text:p>5167</text:p>
          </table:table-cell>
          <table:table-cell table:style-name="ce8" office:value-type="float" office:value="117" calcext:value-type="float">
            <text:p>117</text:p>
          </table:table-cell>
          <table:table-cell table:formula="of:=SUM([.E36]/[.F36])" office:value-type="float" office:value="44.1623931623932" calcext:value-type="float">
            <text:p>44.1623931623932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 table:style-name="ce8"/>
          <table:table-cell table:formula="of:=SUM([.E37]/[.F37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 table:style-name="ce8"/>
          <table:table-cell table:formula="of:=SUM([.E38]/[.F38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 table:style-name="ce8"/>
          <table:table-cell table:formula="of:=SUM([.E39]/[.F39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 table:style-name="ce8"/>
          <table:table-cell table:formula="of:=SUM([.E40]/[.F40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 table:style-name="ce8"/>
          <table:table-cell table:formula="of:=SUM([.E41]/[.F41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 table:style-name="ce8"/>
          <table:table-cell table:formula="of:=SUM([.E42]/[.F42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 table:style-name="ce8"/>
          <table:table-cell table:formula="of:=SUM([.E43]/[.F43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 table:style-name="ce8"/>
          <table:table-cell table:formula="of:=SUM([.E44]/[.F44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3"/>
          <table:table-cell table:style-name="ce8"/>
          <table:table-cell table:formula="of:=SUM([.E45]/[.F4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46]/[.F4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47]/[.F4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48]/[.F4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49]/[.F4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0]/[.F5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1]/[.F5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2]/[.F5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3]/[.F5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4]/[.F5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5]/[.F5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6]/[.F5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7]/[.F5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8]/[.F5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59]/[.F5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0]/[.F6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1]/[.F6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2]/[.F6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3]/[.F6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4]/[.F6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5]/[.F6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6]/[.F6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7]/[.F6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8]/[.F6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69]/[.F6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0]/[.F7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1]/[.F7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2]/[.F7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3]/[.F7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4]/[.F7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5]/[.F7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6]/[.F7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7]/[.F7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8]/[.F7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79]/[.F7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0]/[.F8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1]/[.F8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2]/[.F8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3]/[.F8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4]/[.F8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5]/[.F8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6]/[.F8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7]/[.F8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8]/[.F8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89]/[.F8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0]/[.F9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1]/[.F9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2]/[.F9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3]/[.F9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4]/[.F9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5]/[.F9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6]/[.F9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7]/[.F9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8]/[.F9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99]/[.F9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6"/>
          <table:table-cell table:formula="of:=SUM([.E100]/[.F100])" office:value-type="string" office:string-value="" calcext:value-type="error">
            <text:p>#DIV/0!</text:p>
          </table:table-cell>
        </table:table-row>
        <calcext:conditional-formats>
          <calcext:conditional-format calcext:target-range-address="Sheet1.D7:Sheet1.D100">
            <calcext:color-scale>
              <calcext:color-scale-entry calcext:value="0" calcext:type="minimum" calcext:color="#f10d0c"/>
              <calcext:color-scale-entry calcext:value="0" calcext:type="maximum" calcext:color="#5eb91e"/>
            </calcext:color-scale>
          </calcext:conditional-format>
          <calcext:conditional-format calcext:target-range-address="Sheet1.D7:Sheet1.D100">
            <calcext:condition calcext:apply-style-name="TRUE" calcext:value="=1" calcext:base-cell-address="Sheet1.D7"/>
            <calcext:condition calcext:apply-style-name="FALSE" calcext:value="=0" calcext:base-cell-address="Sheet1.D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TRUE" style:family="table-cell" style:parent-style-name="Default">
      <style:table-cell-properties fo:background-color="#3faf46" style:diagonal-bl-tr="none" style:diagonal-tl-br="none"/>
    </style:style>
    <style:style style:name="FALSE" style:family="table-cell" style:parent-style-name="Default">
      <style:table-cell-properties fo:background-color="#c9211e" style:diagonal-bl-tr="none" style:diagonal-tl-br="non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18:46:34.8790668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7T17:07:52.183339270</meta:creation-date>
    <dc:date>2020-05-19T23:13:02.443143881</dc:date>
    <meta:editing-duration>PT3H49M39S</meta:editing-duration>
    <meta:editing-cycles>9</meta:editing-cycles>
    <meta:generator>LibreOffice/6.3.5.2$Linux_X86_64 LibreOffice_project/30$Build-2</meta:generator>
    <meta:document-statistic meta:table-count="1" meta:cell-count="252" meta:object-count="0"/>
  </office:meta>
</office:document-meta>
</file>